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justify" style:justify-single-word="false" fo:padding-left="0.141cm" fo:padding-right="0.141cm" fo:padding-top="0cm" fo:padding-bottom="0.035cm" fo:border="0.51pt solid #000000"/>
      <style:text-properties fo:font-size="14pt" style:font-size-asian="14pt"/>
    </style:style>
    <style:style style:name="P4" style:family="paragraph" style:parent-style-name="Standard">
      <style:text-properties fo:font-size="13pt" style:font-size-asian="13pt" style:font-size-complex="13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3pt" style:font-size-asian="13pt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 style:font-style-complex="italic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tyle-complex="italic" style:font-weight-complex="bold"/>
    </style:style>
    <style:style style:name="T3" style:family="text">
      <style:text-properties fo:font-weight="bold" officeooo:rsid="000a5f3e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style-complex="italic" style:font-weight-complex="bold"/>
    </style:style>
    <style:style style:name="T6" style:family="text">
      <style:text-properties officeooo:rsid="000a5f3e" style:font-style-complex="italic" style:font-weight-complex="bold"/>
    </style:style>
    <style:style style:name="T7" style:family="text">
      <style:text-properties style:use-window-font-color="true" loext:opacity="0%" style:font-name="Times New Roman" fo:language="es" fo:country="ES" style:font-name-asian="Times New Roman" style:font-name-complex="Times New Roman" style:language-complex="ar" style:country-complex="SA" style:font-style-complex="italic" style:font-weight-complex="bold"/>
    </style:style>
    <style:style style:name="T8" style:family="text">
      <style:text-properties fo:color="#5eb91e" loext:opacity="100%"/>
    </style:style>
    <style:style style:name="T9" style:family="text">
      <style:text-properties fo:color="#5eb91e" loext:opacity="100%" fo:font-weight="bold" style:font-weight-asian="bold" style:font-style-complex="italic" style:font-weight-complex="bold"/>
    </style:style>
    <style:style style:name="T10" style:family="text">
      <style:text-properties fo:color="#5eb91e" loext:opacity="100%" fo:font-weight="bold" officeooo:rsid="000a5f3e" style:font-weight-asian="bold" style:font-style-complex="italic" style:font-weight-complex="bold"/>
    </style:style>
    <style:style style:name="T11" style:family="text">
      <style:text-properties fo:color="#5eb91e" loext:opacity="100%" style:font-name="Times New Roman" fo:language="es" fo:country="ES" fo:font-weight="bold" officeooo:rsid="000a5f3e" style:font-name-asian="Times New Roman" style:font-weight-asian="bold" style:font-name-complex="Times New Roman" style:language-complex="ar" style:country-complex="SA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ISTEMAS CONCURRENTES Y DISTRIBUIDOS</text:p>
      <text:p text:style-name="P1">Examen práctica 1. </text:p>
      <text:p text:style-name="P2"/>
      <text:p text:style-name="P3">NOMBRE: </text:p>
      <text:p text:style-name="P2"/>
      <text:p text:style-name="P5">Lea atentamente las siguientes NORMAS DE ESTE EXAMEN:</text:p>
      <text:p text:style-name="P5"/>
      <text:list xml:id="list1830515546" text:style-name="L1">
        <text:list-item>
          <text:p text:style-name="P10">En la identificación inicial se debe usar el código <text:span text:style-name="T1">ubu20exhome</text:span><text:span text:style-name="T4"> </text:span></text:p>
        </text:list-item>
        <text:list-item>
          <text:p text:style-name="P10">Si hay copia entre exámenes se anularán los dos exámenes implicados.</text:p>
        </text:list-item>
        <text:list-item>
          <text:p text:style-name="P10">Los ficheros deben subirse individualmente a la plataforma PRADO (<text:span text:style-name="T1">no</text:span> en un fichero comprimido)</text:p>
        </text:list-item>
        <text:list-item>
          <text:p text:style-name="P10">El nombre de dichos ficheros debe ser <text:span text:style-name="T1">exactamente</text:span> el que se indica en este folio de examen</text:p>
        </text:list-item>
        <text:list-item>
          <text:p text:style-name="P10">Todos los problemas derivados de la sincronización entre procesos deben resolverse mediante semáforos (no se pueden utilizar objetos mutex ni tipos atómicos)</text:p>
        </text:list-item>
        <text:list-item>
          <text:p text:style-name="P10">Tiempo para este examen: 90 minutos.</text:p>
        </text:list-item>
      </text:list>
      <text:p text:style-name="P4"/>
      <text:p text:style-name="P4"/>
      <text:p text:style-name="P5"><text:span text:style-name="T2">1.-</text:span><text:span text:style-name="T5"> Modificar el problema de los fumadores de la siguiente manera (el archivo se debe llamar “</text:span><text:span text:style-name="T2">fuma_examen.cpp</text:span><text:span text:style-name="T5">”): </text:span></text:p>
      <text:p text:style-name="P6"/>
      <text:p text:style-name="P5"><text:span text:style-name="T5">Se debe crear una nueva hebra “sanitaria” (que será un ciclo infinito), que empieza bloqueada y que es desbloqueada por los fumadores en un momento concreto. Esta nueva hebra sólo es desbloqueada cada vez que un fumador es desbloqueado para fumar después de haber fumado 5 cigarrillos. Es decir, cuando un fumador X es liberado para fumar el siguiente cigarrillo (el sexto), desbloquea a la hebra sanitaria</text:span><text:span text:style-name="T10">(sem_signal(sanitaria))</text:span><text:span text:style-name="T9"> </text:span><text:span text:style-name="T5">y se bloquea hasta que dicha hebra sanitaria lo libere </text:span><text:span text:style-name="T10">(sem_wait(puede_fumar)).</text:span><text:span text:style-name="T5">. La hebra sanitaria, cuando es desbloqueada, imprime por pantalla </text:span><text:span text:style-name="T7">el siguiente </text:span><text:span text:style-name="T5">mensaje: “FUMAR MATA: ya lo sabes, fumador X”, luego desbloquea a dicho fumador</text:span><text:span text:style-name="T10">(sem_signal(puede_fumar))</text:span><text:span text:style-name="T5"> y vuelve al inicio de su ciclo quedando bloqueada</text:span><text:span text:style-name="T2"> </text:span><text:span text:style-name="T2"><text:s/></text:span><text:span text:style-name="T5">hasta que otro fumador la despierte</text:span><text:span text:style-name="T10">(sem_wait(sanitaria) al principio de la funci</text:span><text:span text:style-name="T11">ón hebra sanitaria)</text:span><text:span text:style-name="T5">. El fumador desbloqueado por la hebra sanitaria informa del aviso recibido por dicha hebra con el siguiente mensaje: “Soy el fumador X y me han llamado vicioso”, y continúa con su ciclo normal retirando el ingrediente, desbloqueando al estanquero y fumando, empezando de nuevo la cuenta de 5 cigarrillos por fumar. </text:span></text:p>
      <text:p text:style-name="P7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style:font-size-asian="12pt" style:font-style-complex="italic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fo:font-size="13pt" style:font-size-asian="13pt" style:font-size-complex="13pt" style:font-style-complex="italic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01cm" fo:margin-bottom="1.409cm" fo:margin-left="0.917cm" fo:margin-right="0.9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)  La orden ls con la opcion -i nos da para cada archivo o directorio su</dc:title>
    <meta:initial-creator>Mª Angustias Sánchez Buendía</meta:initial-creator>
    <meta:creation-date>2014-10-23T12:35:00</meta:creation-date>
    <dc:date>2023-11-13T14:10:04.022289482</dc:date>
    <meta:print-date>2006-01-25T10:00:00</meta:print-date>
    <meta:editing-cycles>58</meta:editing-cycles>
    <meta:editing-duration>PT15H41M19S</meta:editing-duration>
    <meta:generator>LibreOffice/7.3.7.2$Linux_X86_64 LibreOffice_project/30$Build-2</meta:generator>
    <meta:document-statistic meta:table-count="0" meta:image-count="0" meta:object-count="0" meta:page-count="1" meta:paragraph-count="12" meta:word-count="294" meta:character-count="1904" meta:non-whitespace-character-count="1622"/>
  </office:meta>
</office:document-meta>
</file>